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tionale 1.5-3 pages</text:p>
      <text:p text:style-name="P1"><text:tab/>At present, Company XYZ coarsely and manually tracks project tasks and processes. The islands of information present in Sharepoint and JIRA are only linked when an interested party pulls and collates the data themselves, creating yet another island of information that may not be able to be referenced at a later point, or may be lacking additional necessary context. By creating a data mart as proposed, the information will preserved, the underlying data made referable, and will allow for a much finer granularity in analyzing production and QA processes. Th e</text:p>
      <text:p text:style-name="P1"><text:tab/>-Reasons for implementing the project described in the proposal</text:p>
      <text:p text:style-name="P1"><text:tab/>-Discuss the rationale for the solutions that have been proposed</text:p>
      <text:p text:style-name="P1"><text:tab/>-Why does it need to be done now/</text:p>
      <text:p text:style-name="P1">Systems Analysis &amp; Methodology 2-3 pages</text:p>
      <text:p text:style-name="P1"><text:tab/>Current State Analysis &amp; how it will affect the approaches</text:p>
      <text:p text:style-name="P1"><text:tab/><text:tab/>-Needs Analysis</text:p>
      <text:p text:style-name="P1"><text:tab/><text:tab/>-User Analysis</text:p>
      <text:p text:style-name="P1"><text:tab/><text:tab/>-Existing Personnel, process, hardware, software</text:p>
      <text:p text:style-name="P1"><text:tab/>Identification and discussion of methodology – AGILE, as it will be worked on with stakeholders</text:p>
      <text:p text:style-name="P1"><text:tab/><text:tab/>-Provide structure to the project processing</text:p>
      <text:p text:style-name="P1"><text:tab/><text:tab/>-Ensure the end result meets the stated project goals</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Losee</meta:initial-creator>
    <meta:creation-date>2017-08-15T13:41:38.77</meta:creation-date>
    <meta:document-statistic meta:table-count="0" meta:image-count="0" meta:object-count="0" meta:page-count="1" meta:paragraph-count="14" meta:word-count="176" meta:character-count="1128"/>
    <dc:date>2017-08-16T20:35:38.70</dc:date>
    <dc:creator>Joseph Losee</dc:creator>
    <meta:editing-duration>PT1H42M31S</meta:editing-duration>
    <meta:editing-cycles>1</meta:editing-cycles>
    <meta:generator>OpenOffice/4.1.3$Win32 OpenOffice.org_project/413m1$Build-9783</meta:generator>
  </office:meta>
</office:document-meta>
</file>